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Rejath T M</text:span></text:p>
      <text:p text:style-name="P1"><text:span text:style-name="T3">Roll No 50</text:span></text:p>
      <text:p text:style-name="P1"><text:span text:style-name="T3">TCR18CS050</text:span></text:p>
      <text:p text:style-name="P1"><text:span text:style-name="T3">GECT CSE S5</text:span></text:p>
      <text:p text:style-name="P1"><text:span text:style-name="T4"/></text:p>
      <text:p text:style-name="P1"><text:span text:style-name="T5">Readme:</text:span></text:p>
      <text:p text:style-name="P1"><text:span text:style-name="T6">Contents of the mail: </text:span></text:p>
      <text:p text:style-name="P1"><text:span text:style-name="T7">exp10.sql- file containing sql commands of experiment 10.</text:span></text:p>
      <text:p text:style-name="P1"><text:span text:style-name="T7">exp11.sql- file containing sql commands of experiment 11</text:span></text:p>
      <text:p text:style-name="P1"><text:span text:style-name="T8">Here i am using MySQL 8.0.21.0 on Windows 10</text:span></text:p>
      <text:p text:style-name="P1"><text:span text:style-name="T9"/></text:p>
      <text:p text:style-name="P1"><text:span text:style-name="T10">We can run the the batch script from terminal using the following command</text:span></text:p>
      <text:p text:style-name="P1"><text:span text:style-name="T11">$mysql -u (username) -p(password) &lt; (~/directory/batch.sql) </text:span></text:p>
      <text:p text:style-name="P1"><text:span text:style-name="T12">Then the batch will be executed.</text:span></text:p>
      <text:p text:style-name="P1"><text:span text:style-name="T13"/></text:p>
      <text:list text:style-name="L2">
        <text:list-item>
          <text:p text:style-name="P2"><text:span text:style-name="T14">Here experiment 8 is to use clauses<text:s/></text:span><text:span text:style-name="T15">ORDER BY, GROUP BY<text:s/></text:span><text:span text:style-name="T16">and<text:s/></text:span><text:span text:style-name="T17">HAVING</text:span><text:span text:style-name="T18">.</text:span></text:p>
        </text:list-item>
        <text:list-item>
          <text:p text:style-name="P2"><text:span text:style-name="T18">Both asc and desc are used in<text:s/></text:span><text:span text:style-name="T19">ORDER BY<text:s/></text:span><text:span text:style-name="T20">and aggregate are used in<text:s/></text:span><text:span text:style-name="T21">GROUP BY</text:span><text:span text:style-name="T22">.</text:span></text:p>
        </text:list-item>
        <text:list-item>
          <text:p text:style-name="P2"><text:span text:style-name="T22">Experiment 9 is to use set operations, nested queries and join statements.</text:span></text:p>
        </text:list-item>
        <text:list-item>
          <text:p text:style-name="P2"><text:span text:style-name="T22">Inner joins and Left outer joins are implemented also several set operations are also implemented.</text:span><text:span text:style-name="T23"/></text:p>
        </text:list-item>
      </text:list>
      <text:p text:style-name="P3"><text:span text:style-name="T24"/></text:p>
      <text:p text:style-name="P3"><text:span text:style-name="T25">As these experiments are continuous execution of previous experiments is needed.</text:span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